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cm" style:auto-text-indent="false"/>
      <style:text-properties fo:color="#000000" style:font-name="Liberation Serif1" fo:font-size="12pt" fo:language="it" fo:country="IT" fo:font-weight="normal" fo:background-color="transparent" text:display="true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Liberation Serif1" fo:font-size="12pt" fo:language="it" fo:country="I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language="it" fo:country="I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style:font-name="Liberation Serif1" fo:font-size="12pt" fo:language="it" fo:country="IT" fo:font-weight="normal"/>
    </style:style>
    <style:style style:name="T5" style:family="text">
      <style:text-properties fo:color="#000000" style:font-name="Liberation Serif1" fo:font-size="12pt" fo:language="it" fo:country="IT" fo:font-style="italic" fo:font-weight="normal" style:font-style-asian="italic" style:font-style-complex="italic"/>
    </style:style>
    <style:style style:name="T6" style:family="text">
      <style:text-properties fo:language="it" fo:country="IT"/>
    </style:style>
    <style:style style:name="T7" style:family="text">
      <style:text-properties fo:language="it" fo:country="IT"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<text:span text:style-name="T1">Premessa iniziale: </text:span><text:span text:style-name="T2">Il sistema è stato configurato come descritto nel manuale di installazione. </text:span></text:p>
        <text:p text:style-name="P2"/>
        <text:list xml:id="list1145772447" text:style-name="L1">
          <text:list-item>
            <text:p text:style-name="P4">Avviamo le macchine virtuali con lo script <text:span text:style-name="T3">startnet</text:span>. </text:p>
          </text:list-item>
          <text:list-item>
            <text:p text:style-name="P3">Utilizziamo la macchina virtuale <text:span text:style-name="T3">Client1</text:span>,ci spostiamo nella cartella <text:span text:style-name="T3">Client1</text:span>, compiliamo con il comando <text:span text:style-name="T3">make</text:span> e facciamo partire l'applicazione ( <text:span text:style-name="T3">immagine 01</text:span> ).</text:p>
          </text:list-item>
          <text:list-item>
            <text:p text:style-name="P4">Sulla macchina virtuale <text:span text:style-name="T3">Client1</text:span> avviata l'applicazione da console inseriamo 2 (<text:span text:style-name="T3"> immagine 02</text:span> ).</text:p>
          </text:list-item>
          <text:list-item>
            <text:p text:style-name="P3"><text:span text:style-name="T6">Visualizziamo la configurazione dell'applicazione inserendo 1 ( </text:span><text:span text:style-name="T7">immagine 03</text:span><text:span text:style-name="T6"> ) oppure inserendo 2 la modifichiamo (</text:span><text:span text:style-name="T7">immagine 04</text:span><text:span text:style-name="T6">) inoltre è anche possibile caricare una </text:span><text:span text:style-name="T7">configurazione di defau</text:span><text:span text:style-name="T5">lt</text:span><text:span text:style-name="T4">.</text:span></text:p>
          </text:list-item>
        </text:list>
        <text:p text:style-name="P1"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-tb"/>
      <style:text-properties style:font-name="Liberation Serif1" fo:font-size="12pt" fo:language="it" fo:country="IT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Liberation Sans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Reference" style:family="text">
      <style:text-properties fo:font-size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9-16T23:18:15</meta:creation-date>
    <dc:date>2010-09-17T00:32:05</dc:date>
    <meta:editing-duration>PT00H02M03S</meta:editing-duration>
    <meta:editing-cycles>2</meta:editing-cycles>
    <meta:document-statistic meta:table-count="0" meta:image-count="0" meta:object-count="0" meta:page-count="1" meta:paragraph-count="6" meta:word-count="87" meta:character-count="602"/>
  </office:meta>
</office:document-meta>
</file>